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0b0" officeooo:paragraph-rsid="0017e0b0"/>
    </style:style>
    <style:style style:name="P2" style:family="paragraph" style:parent-style-name="Standard">
      <style:text-properties officeooo:rsid="001967c2" officeooo:paragraph-rsid="001967c2"/>
    </style:style>
    <style:style style:name="P3" style:family="paragraph" style:parent-style-name="Standard">
      <style:text-properties officeooo:rsid="001ac714" officeooo:paragraph-rsid="001ac714"/>
    </style:style>
    <style:style style:name="T1" style:family="text">
      <style:text-properties officeooo:rsid="0019e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Install pyqt4 on virtualenv</text:p>
      <text:p text:style-name="P2">- data permission to write text of pdf</text:p>
      <text:p text:style-name="P2">- <text:span text:style-name="T1">structure factures</text:span></text:p>
      <text:p text:style-name="P2">- <text:span text:style-name="T1">text to structure</text:span></text:p>
      <text:p text:style-name="P3">- identification des champs</text:p>
      <text:p text:style-name="P3">- interf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13T17:15:03.969397971</dc:date>
    <dc:creator>innopolis </dc:creator>
    <meta:editing-duration>PT1M58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6" meta:word-count="26" meta:character-count="144" meta:non-whitespace-character-count="124"/>
  </office:meta>
</office:document-meta>
</file>